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436b" officeooo:paragraph-rsid="000f436b"/>
    </style:style>
    <style:style style:name="P2" style:family="paragraph" style:parent-style-name="Standard">
      <style:text-properties officeooo:rsid="000f6a22" officeooo:paragraph-rsid="000f6a22"/>
    </style:style>
    <style:style style:name="P3" style:family="paragraph" style:parent-style-name="Standard" style:list-style-name="L1">
      <style:text-properties officeooo:paragraph-rsid="000d5079"/>
    </style:style>
    <style:style style:name="P4" style:family="paragraph" style:parent-style-name="Standard" style:list-style-name="L1">
      <style:text-properties officeooo:rsid="000d5079" officeooo:paragraph-rsid="000d5079"/>
    </style:style>
    <style:style style:name="P5" style:family="paragraph" style:parent-style-name="Standard">
      <style:text-properties style:text-underline-style="solid" style:text-underline-width="auto" style:text-underline-color="font-color" officeooo:rsid="000f436b" officeooo:paragraph-rsid="000f436b"/>
    </style:style>
    <style:style style:name="P6" style:family="paragraph" style:parent-style-name="Standard">
      <style:text-properties officeooo:rsid="000f436b" officeooo:paragraph-rsid="000f6a22"/>
    </style:style>
    <style:style style:name="P7" style:family="paragraph" style:parent-style-name="Standard">
      <style:text-properties officeooo:rsid="0011596d" officeooo:paragraph-rsid="0011596d"/>
    </style:style>
    <style:style style:name="P8" style:family="paragraph" style:parent-style-name="Standard">
      <style:text-properties officeooo:rsid="0011eb53" officeooo:paragraph-rsid="0011eb53"/>
    </style:style>
    <style:style style:name="P9" style:family="paragraph" style:parent-style-name="Standard">
      <style:text-properties officeooo:rsid="0011fb2b" officeooo:paragraph-rsid="0011fb2b"/>
    </style:style>
    <style:style style:name="T1" style:family="text">
      <style:text-properties officeooo:rsid="000d5079"/>
    </style:style>
    <style:style style:name="T2" style:family="text">
      <style:text-properties officeooo:rsid="000f6a2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06168340" text:style-name="L1">
        <text:list-item>
          <text:p text:style-name="P4">The lang attribute in the HTML tag helps with accessibility (shows the <text:s/>language of the text content in the element) </text:p>
        </text:list-item>
        <text:list-item>
          <text:p text:style-name="P3">! <text:span text:style-name="T1">in vscode to generate html boilerplate</text:span></text:p>
        </text:list-item>
      </text:list>
      <text:p text:style-name="P1"/>
      <text:p text:style-name="P5">Elements</text:p>
      <text:p text:style-name="P1">strong<text:tab/><text:tab/><text:tab/>:<text:tab/>bold</text:p>
      <text:p text:style-name="P1">em<text:tab/><text:tab/><text:tab/>:<text:tab/>italic</text:p>
      <text:p text:style-name="P2">ul<text:tab/><text:tab/><text:tab/>:<text:tab/>unordered list</text:p>
      <text:p text:style-name="P2">ol<text:tab/><text:tab/><text:tab/>:<text:tab/>ordered list</text:p>
      <text:p text:style-name="P6">&lt;!-- <text:span text:style-name="T2">comment </text:span>--&gt;<text:tab/>:<text:tab/><text:span text:style-name="T2">add a comment</text:span></text:p>
      <text:p text:style-name="P7">a<text:tab/><text:tab/><text:tab/>:<text:tab/>anchor</text:p>
      <text:p text:style-name="P8">img<text:tab/><text:tab/><text:tab/>:<text:tab/>display an image</text:p>
      <text:p text:style-name="P9">&amp;lt; <text:tab/><text:tab/><text:tab/>:<text:tab/>&lt;</text:p>
      <text:p text:style-name="P9">&amp;gt;<text:tab/><text:tab/><text:tab/>:<text:tab/>&gt;</text:p>
      <text:p text:style-name="P9">&amp;amp;<text:tab/><text:tab/><text:tab/>:<text:tab/>&amp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4:05:26.050535490</meta:creation-date>
    <dc:date>2022-09-21T11:44:14.178792869</dc:date>
    <meta:editing-duration>PT1H26M26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3" meta:word-count="69" meta:character-count="335" meta:non-whitespace-character-count="261"/>
  </office:meta>
</office:document-meta>
</file>